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024" calcext:value-type="float">
            <text:p>85.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6704" calcext:value-type="float">
            <text:p>83.3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5496" calcext:value-type="float">
            <text:p>82.8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6632" calcext:value-type="float">
            <text:p>81.2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7888" calcext:value-type="float">
            <text:p>80.6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8256" calcext:value-type="float">
            <text:p>78.2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0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0304" calcext:value-type="float">
            <text:p>74.0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8592" calcext:value-type="float">
            <text:p>74.0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0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0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5896" calcext:value-type="float">
            <text:p>70.7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5992" calcext:value-type="float">
            <text:p>68.5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992" calcext:value-type="float">
            <text:p>65.4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9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5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5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5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5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5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5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4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4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4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47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4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4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4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4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4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4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4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4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4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4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4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4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4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3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3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3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3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3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3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3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3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3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3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3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3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3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204</text:p>
          </table:table-cell>
          <table:table-cell office:value-type="string" calcext:value-type="string">
            <text:p>Plainview SE Quad (north)</text:p>
          </table:table-cell>
          <table:table-cell office:value-type="string" calcext:value-type="string">
            <text:p>191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